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22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0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zwa waluty </text:p>
          </table:table-cell>
          <table:table-cell office:value-type="string" calcext:value-type="string">
            <text:p>Kod waluty </text:p>
          </table:table-cell>
          <table:table-cell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3:59.645510789</meta:creation-date>
    <dc:date>2017-12-04T09:37:33.732404589</dc:date>
    <meta:editing-duration>PT3M34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